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740000201500000F62207A8559.svm"/>
  <manifest:file-entry manifest:media-type="image/png" manifest:full-path="Pictures/10000000000001A4000000B2CDD7B124.png"/>
  <manifest:file-entry manifest:media-type="image/png" manifest:full-path="Pictures/10000000000001A80000013CE883C139.png"/>
  <manifest:file-entry manifest:media-type="image/png" manifest:full-path="Pictures/10000000000000200000002000309F1C.png"/>
  <manifest:file-entry manifest:media-type="image/png" manifest:full-path="Pictures/100000000000018B0000019C27DF97D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433cm" svg:height="7.5cm" svg:x="1.567cm" svg:y="14.5cm">
          <draw:image xlink:href="Pictures/10000000000001A80000013CE883C139.png" xlink:type="simple" xlink:show="embed" xlink:actuate="onLoad">
            <text:p/>
          </draw:image>
        </draw:frame>
        <draw:frame draw:style-name="gr1" draw:text-style-name="P1" draw:layer="layout" svg:width="7.5cm" svg:height="3.394cm" svg:x="1.5cm" svg:y="11.106cm">
          <draw:image xlink:href="Pictures/10000000000001A4000000B2CDD7B124.png" xlink:type="simple" xlink:show="embed" xlink:actuate="onLoad">
            <text:p/>
          </draw:image>
        </draw:frame>
        <draw:frame draw:style-name="gr1" draw:text-style-name="P1" draw:layer="layout" svg:width="6cm" svg:height="10.396cm" svg:x="14cm" svg:y="11cm">
          <draw:image xlink:href="Pictures/100000000000018B0000019C27DF97DD.png" xlink:type="simple" xlink:show="embed" xlink:actuate="onLoad">
            <text:p/>
          </draw:image>
        </draw:frame>
        <draw:frame draw:style-name="gr1" draw:text-style-name="P1" draw:layer="layout" svg:width="7.069cm" svg:height="3.047cm" svg:x="6.7cm" svg:y="13.6cm">
          <draw:image xlink:href="Pictures/200000740000201500000F62207A855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M20S</meta:editing-duration>
    <meta:editing-cycles>3</meta:editing-cycles>
    <meta:generator>OpenOffice/4.1.1$Win32 OpenOffice.org_project/411m6$Build-9775</meta:generator>
    <dc:date>2016-04-11T23:20:59.01</dc:date>
    <meta:document-statistic meta:object-count="4"/>
  </office:meta>
</office:document-meta>
</file>